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Verdana" svg:font-family="Verdana, Geneva, Arial, Helvetica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abca1" officeooo:paragraph-rsid="001abca1" style:font-size-asian="20pt" style:font-size-complex="20pt"/>
    </style:style>
    <style:style style:name="P2" style:family="paragraph" style:parent-style-name="Text_20_body">
      <style:text-properties officeooo:paragraph-rsid="001abca1"/>
    </style:style>
    <style:style style:name="P3" style:family="paragraph" style:parent-style-name="Text_20_body">
      <style:text-properties fo:font-variant="normal" fo:text-transform="none" fo:color="#000000" fo:font-size="15pt" fo:letter-spacing="normal" style:font-size-asian="15pt" style:font-size-complex="15pt"/>
    </style:style>
    <style:style style:name="P4" style:family="paragraph" style:parent-style-name="Text_20_body">
      <style:text-properties fo:font-size="13pt" style:font-size-asian="13pt" style:font-size-complex="13pt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ext_20_body">
      <style:text-properties fo:font-size="15pt" officeooo:paragraph-rsid="001abca1" style:font-size-asian="15pt" style:font-size-complex="15pt"/>
    </style:style>
    <style:style style:name="P7" style:family="paragraph" style:parent-style-name="Text_20_body">
      <style:paragraph-properties fo:margin-left="0.1043in" fo:margin-right="0.1043in" fo:margin-top="0.1043in" fo:margin-bottom="0.1043in" loext:contextual-spacing="false" style:line-height-at-least="0.1354in" fo:widows="1" fo:text-indent="0in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8" style:family="paragraph" style:parent-style-name="Text_20_body">
      <style:paragraph-properties fo:margin-left="0.1043in" fo:margin-right="0.1043in" fo:margin-top="0.1043in" fo:margin-bottom="0.1043in" loext:contextual-spacing="false" style:line-height-at-least="0.1354in" fo:widows="1" fo:text-indent="0in" style:auto-text-indent="false"/>
      <style:text-properties fo:font-variant="normal" fo:text-transform="none" fo:color="#000000" fo:font-size="13pt" fo:letter-spacing="normal" style:font-size-asian="13pt" style:font-size-complex="13pt"/>
    </style:style>
    <style:style style:name="P9" style:family="paragraph" style:parent-style-name="Text_20_body">
      <style:paragraph-properties fo:margin-left="0.1043in" fo:margin-right="0.1043in" fo:margin-top="0.1043in" fo:margin-bottom="0.1043in" loext:contextual-spacing="false" style:line-height-at-least="0.1354in" fo:widows="1" fo:text-indent="0in" style:auto-text-indent="false"/>
      <style:text-properties fo:font-variant="normal" fo:text-transform="none" fo:color="#000000" fo:font-size="15pt" fo:letter-spacing="normal" style:font-size-asian="15pt" style:font-size-complex="15pt"/>
    </style:style>
    <style:style style:name="P10" style:family="paragraph" style:parent-style-name="Text_20_body">
      <style:paragraph-properties fo:margin-left="0.1043in" fo:margin-right="0.1043in" fo:margin-top="0.1043in" fo:margin-bottom="0.1043in" loext:contextual-spacing="false" style:line-height-at-least="0.1354in" fo:widows="1" fo:text-indent="0in" style:auto-text-indent="false"/>
      <style:text-properties fo:font-variant="normal" fo:text-transform="none" fo:color="#000000" fo:font-size="20pt" fo:letter-spacing="normal" style:font-name-asian="Verdana" style:font-size-asian="20pt" style:font-style-asian="normal" style:font-weight-asian="normal" style:font-size-complex="20pt"/>
    </style:style>
    <style:style style:name="P11" style:family="paragraph" style:parent-style-name="Text_20_body">
      <style:paragraph-properties fo:margin-left="0.1043in" fo:margin-right="0.1043in" fo:margin-top="0.1043in" fo:margin-bottom="0.1043in" loext:contextual-spacing="false" style:line-height-at-least="0.1354in" fo:widows="1" fo:text-indent="0in" style:auto-text-indent="false"/>
      <style:text-properties fo:font-variant="normal" fo:text-transform="none" fo:color="#000000" fo:font-size="16pt" fo:letter-spacing="normal" style:font-size-asian="16pt" style:font-size-complex="16pt"/>
    </style:style>
    <style:style style:name="P12" style:family="paragraph" style:parent-style-name="Text_20_body">
      <style:paragraph-properties fo:margin-left="0in" fo:margin-right="0in" fo:margin-top="0.052in" fo:margin-bottom="0.0972in" loext:contextual-spacing="false" fo:line-height="150%" fo:widows="1" fo:text-indent="0in" style:auto-text-indent="false"/>
      <style:text-properties fo:font-variant="normal" fo:text-transform="none" fo:color="#000080" style:text-line-through-style="none" style:text-line-through-type="none" fo:letter-spacing="normal" style:text-underline-style="none" officeooo:rsid="001abca1" officeooo:paragraph-rsid="001abca1" style:text-blinking="false" fo:background-color="#f5f5f5" fo:padding="0in" fo:border="none"/>
    </style:style>
    <style:style style:name="P13" style:family="paragraph" style:parent-style-name="Heading_20_5">
      <style:text-properties fo:font-variant="normal" fo:text-transform="none" fo:color="#000000" fo:font-size="15pt" fo:letter-spacing="normal" style:font-size-asian="15pt" style:font-size-complex="15pt"/>
    </style:style>
    <style:style style:name="P14" style:family="paragraph" style:parent-style-name="Heading_20_5">
      <style:paragraph-properties fo:margin-left="0in" fo:margin-right="0in" fo:margin-top="0in" fo:margin-bottom="0in" loext:contextual-spacing="false" fo:widows="1" fo:text-indent="0in" style:auto-text-indent="false" fo:padding="0in" fo:border="none"/>
      <style:text-properties fo:font-variant="normal" fo:text-transform="none" fo:color="#000000" fo:font-size="15pt" fo:letter-spacing="normal" style:font-size-asian="15pt" style:font-size-complex="15pt"/>
    </style:style>
    <style:style style:name="P15" style:family="paragraph" style:parent-style-name="Heading_20_5">
      <style:paragraph-properties fo:margin-left="0.1043in" fo:margin-right="0.1043in" fo:margin-top="0.1043in" fo:margin-bottom="0.1043in" loext:contextual-spacing="false" style:line-height-at-least="0.1354in" fo:widows="1" fo:text-indent="0in" style:auto-text-indent="false"/>
      <style:text-properties fo:font-variant="normal" fo:text-transform="none" fo:color="#000000" fo:font-size="20pt" fo:letter-spacing="normal" style:font-size-asian="20pt" style:font-size-complex="20pt"/>
    </style:style>
    <style:style style:name="P16" style:family="paragraph" style:parent-style-name="Heading_20_4">
      <style:text-properties fo:font-variant="normal" fo:text-transform="none" fo:color="#000000" fo:font-size="20pt" fo:letter-spacing="normal" style:font-size-asian="20pt" style:font-size-complex="20pt"/>
    </style:style>
    <style:style style:name="P17" style:family="paragraph" style:parent-style-name="Heading_20_4">
      <style:text-properties fo:font-variant="normal" fo:text-transform="none" fo:color="#000000" fo:font-size="16pt" fo:letter-spacing="normal" officeooo:rsid="001abca1" officeooo:paragraph-rsid="001abca1" style:font-size-asian="16pt" style:font-size-complex="16pt"/>
    </style:style>
    <style:style style:name="P18" style:family="paragraph" style:parent-style-name="Heading_20_4">
      <style:text-properties fo:font-variant="normal" fo:text-transform="none" fo:color="#000000" fo:font-size="15pt" fo:letter-spacing="normal" style:font-size-asian="15pt" style:font-size-complex="15pt"/>
    </style:style>
    <style:style style:name="P19" style:family="paragraph" style:parent-style-name="Heading_20_4">
      <style:paragraph-properties fo:margin-left="0in" fo:margin-right="0in" fo:widows="1" fo:text-indent="0in" style:auto-text-indent="false"/>
      <style:text-properties fo:font-variant="normal" fo:text-transform="none" fo:color="#000000" fo:font-size="15pt" fo:letter-spacing="normal" style:font-size-asian="15pt" style:font-size-complex="15pt"/>
    </style:style>
    <style:style style:name="P20" style:family="paragraph" style:parent-style-name="Preformatted_20_Text">
      <style:text-properties fo:font-variant="normal" fo:text-transform="none" fo:color="#000000" style:font-name="Courier New" fo:font-size="15pt" fo:letter-spacing="normal" fo:font-style="normal" fo:font-weight="normal" style:font-size-asian="15pt" style:font-size-complex="15pt"/>
    </style:style>
    <style:style style:name="P21" style:family="paragraph" style:parent-style-name="Preformatted_20_Text">
      <style:paragraph-properties fo:margin-top="0in" fo:margin-bottom="0in" loext:contextual-spacing="false" fo:line-height="150%" fo:widows="1"/>
      <style:text-properties fo:font-variant="normal" fo:text-transform="none" fo:color="#000000" style:font-name="Courier New" fo:font-size="9pt" fo:letter-spacing="normal" fo:font-style="normal" fo:font-weight="normal" fo:padding="0.052in" fo:border="0.06pt solid #cccccc"/>
    </style:style>
    <style:style style:name="P22" style:family="paragraph" style:parent-style-name="Preformatted_20_Text">
      <style:paragraph-properties fo:margin-top="0in" fo:margin-bottom="0in" loext:contextual-spacing="false" fo:widows="1"/>
      <style:text-properties fo:font-variant="normal" fo:text-transform="none" fo:color="#000000" style:font-name="Courier New" fo:font-size="9pt" fo:letter-spacing="normal" fo:font-style="normal" fo:font-weight="normal" fo:padding="0.052in" fo:border="0.06pt solid #cccccc"/>
    </style:style>
    <style:style style:name="P23" style:family="paragraph" style:parent-style-name="Preformatted_20_Text">
      <style:paragraph-properties fo:margin-top="0in" fo:margin-bottom="0in" loext:contextual-spacing="false" style:line-height-at-least="0.1252in" fo:widows="1"/>
      <style:text-properties fo:font-variant="normal" fo:text-transform="none" fo:color="#000000" style:font-name="Courier New" fo:font-size="15pt" fo:letter-spacing="normal" fo:font-style="normal" fo:font-weight="normal" style:font-size-asian="15pt" style:font-size-complex="15pt"/>
    </style:style>
    <style:style style:name="P24" style:family="paragraph" style:parent-style-name="Preformatted_20_Text">
      <style:paragraph-properties fo:margin-top="0in" fo:margin-bottom="0in" loext:contextual-spacing="false" fo:line-height="150%" fo:widows="1"/>
      <style:text-properties fo:font-variant="normal" fo:text-transform="none" fo:color="#000000" fo:letter-spacing="normal" fo:padding="0.052in" fo:border="0.06pt solid #cccccc"/>
    </style:style>
    <style:style style:name="P25" style:family="paragraph" style:parent-style-name="Preformatted_20_Text">
      <style:paragraph-properties fo:margin-top="0in" fo:margin-bottom="0in" loext:contextual-spacing="false" fo:line-height="150%" fo:widows="1"/>
      <style:text-properties fo:font-variant="normal" fo:text-transform="none" fo:color="#000080" style:text-line-through-style="none" style:text-line-through-type="none" fo:letter-spacing="normal" style:text-underline-style="none" style:text-blinking="false" fo:background-color="#f5f5f5" fo:padding="0in" fo:border="non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000000" style:font-name="Courier New" fo:font-size="15pt" fo:letter-spacing="normal" fo:font-style="normal" fo:font-weight="normal" style:font-size-asian="15pt" style:font-size-complex="15pt" fo:padding="0.052in" fo:border="0.06pt solid #cccccc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50%" fo:widows="1" fo:text-indent="0in" style:auto-text-indent="false"/>
      <style:text-properties fo:font-variant="normal" fo:text-transform="none" fo:color="#000000" style:font-name="Courier New" fo:font-size="15pt" fo:letter-spacing="normal" fo:font-style="normal" fo:font-weight="normal" style:font-size-asian="15pt" style:font-size-complex="15pt" fo:padding="0.052in" fo:border="0.06pt solid #cccccc"/>
    </style:style>
    <style:style style:name="P28" style:family="paragraph" style:parent-style-name="Preformatted_20_Text">
      <style:paragraph-properties fo:margin-left="0.1043in" fo:margin-right="0.1043in" fo:margin-top="0.1043in" fo:margin-bottom="0.1043in" loext:contextual-spacing="false" style:line-height-at-least="0.1354in" fo:widows="1" fo:text-indent="0in" style:auto-text-indent="false"/>
      <style:text-properties fo:font-variant="normal" fo:text-transform="none" fo:color="#000000" style:font-name="Courier New" fo:font-size="15pt" fo:letter-spacing="normal" fo:font-style="normal" fo:font-weight="normal" style:font-size-asian="15pt" style:font-size-complex="15pt"/>
    </style:style>
    <style:style style:name="T1" style:family="text">
      <style:text-properties officeooo:rsid="001abca1"/>
    </style:style>
    <style:style style:name="T2" style:family="text">
      <style:text-properties style:font-name="Verdana"/>
    </style:style>
    <style:style style:name="T3" style:family="text">
      <style:text-properties style:font-name="Verdana" fo:font-style="normal" fo:font-weight="bold"/>
    </style:style>
    <style:style style:name="T4" style:family="text">
      <style:text-properties style:font-name="Verdana" fo:font-style="normal" fo:font-weight="bold" style:font-name-asian="Verdana" style:font-style-asian="normal" style:font-weight-asian="normal"/>
    </style:style>
    <style:style style:name="T5" style:family="text">
      <style:text-properties style:font-name="Verdana" fo:font-style="normal" fo:font-weight="normal"/>
    </style:style>
    <style:style style:name="T6" style:family="text">
      <style:text-properties style:font-name="Verdana" fo:font-style="normal" fo:font-weight="normal" style:font-name-asian="Verdana" style:font-style-asian="normal" style:font-weight-asian="normal"/>
    </style:style>
    <style:style style:name="T7" style:family="text">
      <style:text-properties style:font-name="Verdana" fo:font-style="normal" fo:font-weight="normal" style:font-name-asian="Verdana" style:font-style-asian="normal" style:font-weight-asian="bold"/>
    </style:style>
    <style:style style:name="T8" style:family="text">
      <style:text-properties style:font-name="Verdana" fo:font-style="normal" fo:font-weight="normal" style:font-name-asian="Courier New" style:font-style-asian="normal" style:font-weight-asian="normal"/>
    </style:style>
    <style:style style:name="T9" style:family="text">
      <style:text-properties style:font-name="Verdana" fo:font-size="10.5pt" fo:font-style="normal" fo:font-weight="bold"/>
    </style:style>
    <style:style style:name="T10" style:family="text">
      <style:text-properties style:font-name="Verdana" fo:font-size="10.5pt" fo:font-style="normal" fo:font-weight="bold" style:font-name-asian="Verdana" style:font-size-asian="9.75pt" style:font-style-asian="normal" style:font-weight-asian="normal"/>
    </style:style>
    <style:style style:name="T11" style:family="text">
      <style:text-properties style:font-name="Verdana" fo:font-size="9.75pt"/>
    </style:style>
    <style:style style:name="T12" style:family="text">
      <style:text-properties style:font-name="Verdana" fo:font-size="9.75pt" fo:font-style="normal" fo:font-weight="normal"/>
    </style:style>
    <style:style style:name="T13" style:family="text">
      <style:text-properties style:font-name="Verdana" fo:font-size="9.75pt" fo:font-style="normal" fo:font-weight="normal" style:font-name-asian="Verdana" style:font-size-asian="9.75pt" style:font-style-asian="normal" style:font-weight-asian="normal"/>
    </style:style>
    <style:style style:name="T14" style:family="text">
      <style:text-properties style:font-name="Verdana" fo:font-size="9.75pt" fo:font-style="normal" fo:font-weight="normal" style:font-name-asian="Verdana" style:font-size-asian="9pt" style:font-style-asian="normal" style:font-weight-asian="bold"/>
    </style:style>
    <style:style style:name="T15" style:family="text">
      <style:text-properties style:font-name="Verdana" fo:font-size="9.75pt" fo:font-style="normal" fo:font-weight="normal" style:font-name-asian="Verdana" style:font-size-asian="10.5pt" style:font-style-asian="normal" style:font-weight-asian="bold"/>
    </style:style>
    <style:style style:name="T16" style:family="text">
      <style:text-properties style:font-name="Verdana" fo:font-size="9.75pt" fo:font-style="normal" fo:font-weight="normal" style:font-name-asian="Courier New" style:font-size-asian="9pt" style:font-style-asian="normal" style:font-weight-asian="normal"/>
    </style:style>
    <style:style style:name="T17" style:family="text">
      <style:text-properties style:font-name="Verdana" fo:font-size="9.75pt" style:font-name-asian="Verdana" style:font-size-asian="9.75pt" style:font-style-asian="normal" style:font-weight-asian="normal"/>
    </style:style>
    <style:style style:name="T18" style:family="text">
      <style:text-properties style:font-name="Verdana" fo:font-size="9pt" fo:font-style="normal" fo:font-weight="bold"/>
    </style:style>
    <style:style style:name="T19" style:family="text">
      <style:text-properties style:font-name="Verdana" fo:font-size="9pt" fo:font-style="normal" fo:font-weight="bold" style:font-name-asian="Verdana" style:font-size-asian="9.75pt" style:font-style-asian="normal" style:font-weight-asian="normal"/>
    </style:style>
    <style:style style:name="T20" style:family="text">
      <style:text-properties style:font-name="Verdana" style:font-name-asian="Verdana" style:font-style-asian="normal" style:font-weight-asian="normal"/>
    </style:style>
    <style:style style:name="T21" style:family="text">
      <style:text-properties style:font-name-asian="Verdana" style:font-style-asian="normal" style:font-weight-asian="bold"/>
    </style:style>
    <style:style style:name="T22" style:family="text">
      <style:text-properties style:font-name-asian="Verdana" style:font-style-asian="normal" style:font-weight-asian="normal"/>
    </style:style>
    <style:style style:name="T23" style:family="text">
      <style:text-properties style:font-name-asian="Verdana" style:font-size-asian="10.5pt" style:font-style-asian="normal" style:font-weight-asian="bold"/>
    </style:style>
    <style:style style:name="T24" style:family="text">
      <style:text-properties style:font-name-asian="Verdana" style:font-size-asian="9.75pt" style:font-style-asian="normal" style:font-weight-asian="normal"/>
    </style:style>
    <style:style style:name="T25" style:family="text">
      <style:text-properties style:font-name-asian="Verdana" style:font-size-asian="9pt" style:font-style-asian="normal" style:font-weight-asian="bold"/>
    </style:style>
    <style:style style:name="T26" style:family="text">
      <style:text-properties style:font-name="Courier New" fo:font-style="normal" fo:font-weight="normal" style:font-name-asian="Verdana" style:font-style-asian="normal" style:font-weight-asian="normal"/>
    </style:style>
    <style:style style:name="T27" style:family="text">
      <style:text-properties style:font-name="Courier New" fo:font-size="9pt" fo:font-style="normal" fo:font-weight="normal"/>
    </style:style>
    <style:style style:name="T28" style:family="text">
      <style:text-properties style:font-name="Courier New" fo:font-size="9pt" fo:font-style="normal" fo:font-weight="normal" style:font-name-asian="Verdana" style:font-size-asian="9.75pt" style:font-style-asian="normal" style:font-weight-asian="normal"/>
    </style:style>
    <style:style style:name="T29" style:family="text">
      <style:text-properties fo:color="#008000"/>
    </style:style>
    <style:style style:name="T30" style:family="text">
      <style:text-properties fo:color="#0000ff"/>
    </style:style>
    <style:style style:name="T31" style:family="text">
      <style:text-properties fo:color="#0000ff" style:font-name="Courier New" fo:font-size="9pt" fo:font-style="normal" fo:font-weight="normal"/>
    </style:style>
    <style:style style:name="T32" style:family="text">
      <style:text-properties fo:color="#800000" style:font-name="Courier New" fo:font-size="9pt" fo:font-style="normal" fo:font-weight="normal"/>
    </style:style>
    <style:style style:name="T33" style:family="text">
      <style:text-properties fo:color="#800080" style:font-name="Courier New" fo:font-size="9pt" fo:font-style="normal" fo:font-weight="normal"/>
    </style:style>
    <style:style style:name="T34" style:family="text">
      <style:text-properties fo:font-variant="normal" fo:text-transform="none" fo:color="#000000" style:font-name="Verdana" fo:font-size="9.75pt" fo:letter-spacing="normal" fo:font-style="normal" fo:font-weight="normal" style:font-name-asian="Verdana" style:font-size-asian="9.75pt" style:font-style-asian="normal" style:font-weight-asian="normal"/>
    </style:style>
    <style:style style:name="T35" style:family="text">
      <style:text-properties fo:font-variant="normal" fo:text-transform="none" fo:color="#000000" style:font-name="Verdana" fo:font-size="9.75pt" fo:letter-spacing="normal" fo:font-style="normal" fo:font-weight="normal" style:font-name-asian="Verdana" style:font-size-asian="9pt" style:font-style-asian="normal" style:font-weight-asian="bold"/>
    </style:style>
    <style:style style:name="T36" style:family="text">
      <style:text-properties fo:font-variant="normal" fo:text-transform="none" fo:color="#000000" style:font-name="Verdana" fo:font-size="9pt" fo:letter-spacing="normal" fo:font-style="normal" fo:font-weight="bold" style:font-name-asian="Verdana" style:font-size-asian="9.75pt" style:font-style-asian="normal" style:font-weight-asian="normal"/>
    </style:style>
    <style:style style:name="T37" style:family="text">
      <style:text-properties fo:font-variant="normal" fo:text-transform="none" fo:color="#000000" style:font-name="Verdana" fo:font-size="15pt" fo:letter-spacing="normal" fo:font-style="normal" fo:font-weight="bold" style:font-name-asian="Verdana" style:font-size-asian="15pt" style:font-style-asian="normal" style:font-weight-asian="normal" style:font-size-complex="15pt"/>
    </style:style>
    <style:style style:name="T38" style:family="text">
      <style:text-properties fo:font-variant="normal" fo:text-transform="none" fo:color="#000000" style:font-name="Verdana" fo:font-size="15pt" fo:letter-spacing="normal" fo:font-style="normal" fo:font-weight="normal" style:font-name-asian="Verdana" style:font-size-asian="15pt" style:font-style-asian="normal" style:font-weight-asian="bold" style:font-size-complex="15pt"/>
    </style:style>
    <style:style style:name="T39" style:family="text">
      <style:text-properties fo:font-variant="normal" fo:text-transform="none" fo:color="#000000" style:font-name="Verdana" fo:letter-spacing="normal" fo:font-style="normal" fo:font-weight="normal" style:font-name-asian="Verdana" style:font-style-asian="normal" style:font-weight-asian="normal"/>
    </style:style>
    <style:style style:name="T40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GCC常用命令</text:p>
      <text:p text:style-name="P1"/>
      <text:p text:style-name="P1"/>
      <text:h text:style-name="P17" text:outline-level="4"><text:span text:style-name="T3">1</text:span><text:span text:style-name="T21">简介</text:span></text:h>
      <text:p text:style-name="P8"><text:span text:style-name="T5">GCC </text:span><text:span text:style-name="T22">的意思也只是 </text:span><text:span text:style-name="T5">GNU C Compiler </text:span><text:span text:style-name="T22">而已。经过了这么多年的发展，</text:span><text:span text:style-name="T5">GCC </text:span><text:span text:style-name="T22">已经不仅仅能支持 </text:span><text:span text:style-name="T5">C </text:span><text:span text:style-name="T22">语言；它现在还支持 </text:span><text:span text:style-name="T5">Ada </text:span><text:span text:style-name="T22">语言、</text:span><text:span text:style-name="T5">C++ </text:span><text:span text:style-name="T22">语言、</text:span><text:span text:style-name="T5">Java </text:span><text:span text:style-name="T22">语言、</text:span><text:span text:style-name="T5">Objective C </text:span><text:span text:style-name="T22">语言、</text:span><text:span text:style-name="T5">Pascal </text:span><text:span text:style-name="T22">语言、</text:span><text:span text:style-name="T5">COBOL</text:span><text:span text:style-name="T22">语言，以及支持函数式编程和逻辑编程的 </text:span><text:span text:style-name="T5">Mercury </text:span><text:span text:style-name="T22">语言，等等。而 </text:span><text:span text:style-name="T5">GCC </text:span><text:span text:style-name="T22">也不再单只是 </text:span><text:span text:style-name="T5">GNU C </text:span><text:span text:style-name="T22">语言编译器的意思了，而是变成了 </text:span><text:span text:style-name="T5">GNU Compiler Collection </text:span><text:span text:style-name="T22">也即是 </text:span><text:span text:style-name="T5">GNU </text:span><text:span text:style-name="T22">编译器家族的意思了。另一方面，说到 </text:span><text:span text:style-name="T5">GCC </text:span><text:span text:style-name="T22">对于操作系统平台及硬件平台支持，概括起来就是一句话：无所不在。</text:span></text:p>
      <text:p text:style-name="P4"/>
      <text:h text:style-name="P16" text:outline-level="4"><text:span text:style-name="T3">2</text:span><text:span text:style-name="T21">简单编译</text:span></text:h>
      <text:p text:style-name="P10">示例程序如下：</text:p>
      <text:p text:style-name="P12">//test.c</text:p>
      <text:p text:style-name="P12">#include &lt;stdio.h&gt;</text:p>
      <text:p text:style-name="P12">int main(void)</text:p>
      <text:p text:style-name="P12">{</text:p>
      <text:p text:style-name="P12"><text:s text:c="4"/>printf("Hello World!\n");</text:p>
      <text:p text:style-name="P12"><text:s text:c="4"/>return 0;</text:p>
      <text:p text:style-name="P12">}</text:p>
      <text:p text:style-name="P25"><text:span text:style-name="T29"/></text:p>
      <text:p text:style-name="P9"><text:span text:style-name="T22">这个程序，一步到位的编译指令是</text:span><text:span text:style-name="T5">:</text:span></text:p>
      <text:p text:style-name="P28"><text:span text:style-name="T2">gcc test.c -o test</text:span></text:p>
      <text:p text:style-name="P9"><text:span text:style-name="T6">实质上，上述编译过程是分为四个阶段进行的，即预处理</text:span><text:span text:style-name="T5">(</text:span><text:span text:style-name="T6">也称预编译，</text:span><text:span text:style-name="T5">Preprocessing)</text:span><text:span text:style-name="T6">、编译</text:span><text:span text:style-name="T5">(Compilation)</text:span><text:span text:style-name="T6">、汇编 </text:span><text:span text:style-name="T5">(Assembly)</text:span><text:span text:style-name="T6">和连接</text:span><text:span text:style-name="T5">(Linking)</text:span><text:span text:style-name="T6">。</text:span></text:p>
      <text:h text:style-name="P15" text:outline-level="5"><text:soft-page-break/><text:span text:style-name="T4">2.1</text:span><text:span text:style-name="T7">预处理</text:span></text:h>
      <text:p text:style-name="P11"><text:span text:style-name="T6">　</text:span><text:span text:style-name="T26">gcc -E test.c -o test.i </text:span><text:span text:style-name="T8">或 </text:span><text:span text:style-name="T26">gcc -E test.c</text:span></text:p>
      <text:p text:style-name="P11"><text:span text:style-name="T6">可以输出test.i文件中存放着test.c经预处理之后的代码。打开test.i文件，看一看，就明白了。后面那条指令，是直接在命令行窗口中输出预处理后的代码.</text:span></text:p>
      <text:p text:style-name="P11"><text:span text:style-name="T5">gcc</text:span><text:span text:style-name="T22">的</text:span><text:span text:style-name="T5">-E</text:span><text:span text:style-name="T22">选项，可以让编译器在预处理后停止，并输出预处理结果。在本例中，预处理结果就是将</text:span><text:span text:style-name="T5">stdio.h </text:span><text:span text:style-name="T22">文件中的内容插入到</text:span><text:span text:style-name="T5">test.c</text:span><text:span text:style-name="T22">中了。</text:span></text:p>
      <text:p text:style-name="Text_20_body"><text:line-break/><text:span text:style-name="T37">2.2</text:span><text:span text:style-name="T38">编译为汇编代码</text:span><text:span text:style-name="T37">(Compilation)</text:span></text:p>
      <text:p text:style-name="P9"><text:span text:style-name="T22">预处理之后，可直接对生成的</text:span><text:span text:style-name="T5">test.i</text:span><text:span text:style-name="T22">文件编译，生成汇编代码：</text:span></text:p>
      <text:p text:style-name="P20"><text:span text:style-name="T20">gcc -S test.i -o test.s</text:span></text:p>
      <text:p text:style-name="P3"><text:span text:style-name="T6">gcc的-S选项，表示在程序编译期间，在生成汇编代码后，停止，-o输出汇编代码文件。</text:span></text:p>
      <text:h text:style-name="P13" text:outline-level="5"><text:span text:style-name="T4">2.3</text:span><text:span text:style-name="T7">汇编</text:span><text:span text:style-name="T4">(Assembly)</text:span></text:h>
      <text:p text:style-name="P9"><text:span text:style-name="T22">对于上一小节中生成的汇编代码文件</text:span><text:span text:style-name="T5">test.s</text:span><text:span text:style-name="T22">，</text:span><text:span text:style-name="T5">gas</text:span><text:span text:style-name="T22">汇编器负责将其编译为目标文件，如下：</text:span></text:p>
      <text:p text:style-name="P26">gcc -c test.s -o test.o</text:p>
      <text:p text:style-name="P26"/>
      <text:h text:style-name="P14" text:outline-level="5"><text:bookmark text:name="_Toc311642845"/><text:span text:style-name="T3">2.4</text:span><text:span text:style-name="T21">连接</text:span><text:span text:style-name="T3">(Linking)</text:span></text:h>
      <text:p text:style-name="P9"><text:span text:style-name="T5">gcc</text:span><text:span text:style-name="T22">连接器是</text:span><text:span text:style-name="T5">gas</text:span><text:span text:style-name="T22">提供的，负责将程序的目标文件与所需的所有附加的目标文件连接起来，最终生成可执行文件。附加的目标文件包括静态连接库和动态连接库。</text:span></text:p>
      <text:p text:style-name="P3"><text:span text:style-name="T6">对于上一小节中生成的test.o，将其与Ｃ标准输入输出库进行连接，最终生成程序test</text:span></text:p>
      <text:p text:style-name="P26">gcc test.o -o test</text:p>
      <text:p text:style-name="P9"> </text:p>
      <text:p text:style-name="P9"><text:span text:style-name="T22">在命令行窗口中，执行</text:span><text:span text:style-name="T5">./test, </text:span><text:span text:style-name="T22">让它说</text:span><text:span text:style-name="T5">HelloWorld</text:span><text:span text:style-name="T22">吧！</text:span></text:p>
      <text:h text:style-name="P19" text:outline-level="4"><text:bookmark text:name="_Toc311642846"/><text:soft-page-break/><text:span text:style-name="T3">3</text:span><text:span text:style-name="T21">多个程序文件的编译</text:span></text:h>
      <text:p text:style-name="P5"><text:line-break/><text:span text:style-name="T39">通常整个程序是由多个源文件组成的，相应地也就形成了多个编译单元，使用GCC能够很好地管理这些编译单元。假设有一个由test1.c和 test2.c两个源文件组成的程序，为了对它们进行编译，并最终生成可执行程序test，可以使用下面这条命令：</text:span></text:p>
      <text:p text:style-name="P7">gcc test1.c test2.c -o test</text:p>
      <text:p text:style-name="P9"><text:span text:style-name="T22">如果同时处理的文件不止一个，</text:span><text:span text:style-name="T5">GCC</text:span><text:span text:style-name="T22">仍然会按照预处理、编译和链接的过程依次进行。如果深究起来，上面这条命令大致相当于依次执行如下三条命令：</text:span></text:p>
      <text:p text:style-name="P20"><text:span text:style-name="T20">gcc -c test1.c -o test1.o</text:span></text:p>
      <text:p text:style-name="P23">gcc -c test2.c -o test2.o</text:p>
      <text:p text:style-name="P23">gcc test1.o test2.o -o test</text:p>
      <text:h text:style-name="P18" text:outline-level="4"><text:span text:style-name="T4">4</text:span><text:span text:style-name="T7">检错</text:span></text:h>
      <text:p text:style-name="P26">gcc -pedantic illcode.c -o illcode</text:p>
      <text:p text:style-name="P9"><text:span text:style-name="T5">-pedantic</text:span><text:span text:style-name="T22">编译选项并不能保证被编译程序与</text:span><text:span text:style-name="T5">ANSI/ISO C</text:span><text:span text:style-name="T22">标准的完全兼容，它仅仅只能用来帮助</text:span><text:span text:style-name="T5">Linux</text:span><text:span text:style-name="T22">程序员离这个目标越来越近。或者换句话说，</text:span><text:span text:style-name="T5">-pedantic</text:span><text:span text:style-name="T22">选项能够帮助程序员发现一些不符合 </text:span><text:span text:style-name="T5">ANSI/ISO C</text:span><text:span text:style-name="T22">标准的代码，但不是全部，事实上只有</text:span><text:span text:style-name="T5">ANSI/ISO C</text:span><text:span text:style-name="T22">语言标准中要求进行编译器诊断的那些情况，才有可能被</text:span><text:span text:style-name="T5">GCC</text:span><text:span text:style-name="T22">发现并提出警告。</text:span></text:p>
      <text:p text:style-name="P9"><text:span text:style-name="T22">除了</text:span><text:span text:style-name="T5">-pedantic</text:span><text:span text:style-name="T22">之外，</text:span><text:span text:style-name="T5">GCC</text:span><text:span text:style-name="T22">还有一些其它编译选项也能够产生有用的警告信息。这些选项大多以</text:span><text:span text:style-name="T5">-W</text:span><text:span text:style-name="T22">开头，其中最有价值的当数</text:span><text:span text:style-name="T5">-Wall</text:span><text:span text:style-name="T22">了，使用它能够使</text:span><text:span text:style-name="T5">GCC</text:span><text:span text:style-name="T22">产生尽可能多的警告信息。</text:span></text:p>
      <text:p text:style-name="P26">gcc -Wall illcode.c -o illcode</text:p>
      <text:p text:style-name="P9"><text:span text:style-name="T5">GCC</text:span><text:span text:style-name="T22">给出的警告信息虽然从严格意义上说不能算作错误，但却很可能成为错误的栖身之所。一个优秀的</text:span><text:span text:style-name="T5">Linux</text:span><text:span text:style-name="T22">程序员应该尽量避免产生警告信息，使自己的代码始终保持标准、健壮的特性。所以将警告信息当成编码错误来对待，是一种值得赞扬的行为！所以，在编译程序时带上</text:span><text:span text:style-name="T5">-Werror</text:span><text:span text:style-name="T22">选项，那么</text:span><text:span text:style-name="T5">GCC</text:span><text:span text:style-name="T22">会在所有产生警告的地方停止编译，迫使程序员对自己的代码进行修改，如下：</text:span></text:p>
      <text:p text:style-name="P26">gcc -Werror test.c -o test</text:p>
      <text:p text:style-name="P9"><text:soft-page-break/> </text:p>
      <text:h text:style-name="P19" text:outline-level="4"><text:bookmark text:name="_Toc311642848"/><text:span text:style-name="T3">5</text:span><text:span text:style-name="T21">库文件连接</text:span></text:h>
      <text:p text:style-name="P9"><text:span text:style-name="T22">开发软件时，完全不使用第三方函数库的情况是比较少见的，通常来讲都需要借助许多函数库的支持才能够完成相应的功能。从程序员的角度看，函数库实际上就是一些头文件（</text:span><text:span text:style-name="T5">.h</text:span><text:span text:style-name="T22">）和库文件（</text:span><text:span text:style-name="T5">so</text:span><text:span text:style-name="T22">、或</text:span><text:span text:style-name="T5">lib</text:span><text:span text:style-name="T22">、</text:span><text:span text:style-name="T5">dll</text:span><text:span text:style-name="T22">）的集合。。虽然</text:span><text:span text:style-name="T5">Linux</text:span><text:span text:style-name="T22">下的大多数函数都默认将头文件放到</text:span><text:span text:style-name="T5">/usr/include/</text:span><text:span text:style-name="T22">目录下，而库文件则放到</text:span><text:span text:style-name="T5">/usr/lib/</text:span><text:span text:style-name="T22">目录下；</text:span><text:span text:style-name="T5">Windows</text:span><text:span text:style-name="T22">所使用的库文件主要放在</text:span><text:span text:style-name="T5">Visual Stido</text:span><text:span text:style-name="T22">的目录下的</text:span><text:span text:style-name="T5">include</text:span><text:span text:style-name="T22">和</text:span><text:span text:style-name="T5">lib</text:span><text:span text:style-name="T22">，以及系统文件夹下。但也有的时候，我们要用的库不再这些目录下，所以</text:span><text:span text:style-name="T5">GCC</text:span><text:span text:style-name="T22">在编译时必须用自己的办法来查找所需要的头文件和库文件。</text:span></text:p>
      <text:p text:style-name="P5"><text:line-break/><text:span text:style-name="T39">例如我们的程序test.c是在linux上使用c连接mysql，这个时候我们需要去mysql官网下载MySQL Connectors的C库，下载下来解压之后，有一个include文件夹，里面包含mysql connectors的头文件，还有一个lib文件夹，里面包含二进制so文件libmysqlclient.so</text:span></text:p>
      <text:p text:style-name="P9"><text:span text:style-name="T22">其中</text:span><text:span text:style-name="T5">inclulde</text:span><text:span text:style-name="T22">文件夹的路径是</text:span><text:span text:style-name="T5">/usr/dev/mysql/include,lib</text:span><text:span text:style-name="T22">文件夹是</text:span><text:span text:style-name="T5">/usr/dev/mysql/lib</text:span></text:p>
      <text:p text:style-name="P9"> </text:p>
      <text:h text:style-name="P14" text:outline-level="5"><text:bookmark text:name="_Toc311642849"/><text:span text:style-name="T3">5.1</text:span><text:span text:style-name="T21">编译成可执行文件</text:span></text:h>
      <text:p text:style-name="P9"><text:span text:style-name="T22">首先我们要进行编译</text:span><text:span text:style-name="T5">test.c</text:span><text:span text:style-name="T22">为目标文件，这个时候需要执行</text:span></text:p>
      <text:p text:style-name="P26">gcc –c –I /usr/dev/mysql/include test.c –o test.o</text:p>
      <text:h text:style-name="P14" text:outline-level="5"><text:bookmark text:name="_Toc311642850"/><text:span text:style-name="T3">5.2</text:span><text:span text:style-name="T21">链接</text:span></text:h>
      <text:p text:style-name="P9"><text:span text:style-name="T22">最后我们把所有目标文件链接成可执行文件</text:span><text:span text:style-name="T5">:</text:span></text:p>
      <text:p text:style-name="P26">gcc –L /usr/dev/mysql/lib –lmysqlclient test.o –o test</text:p>
      <text:p text:style-name="P9"><text:span text:style-name="T5">Linux</text:span><text:span text:style-name="T22">下的库文件分为两大类分别是动态链接库（通常以</text:span><text:span text:style-name="T5">.so</text:span><text:span text:style-name="T22">结尾）和静态链接库（通常以</text:span><text:span text:style-name="T5">.a</text:span><text:span text:style-name="T22">结尾），二者的区别仅在于程序执行时所需的代码是在运行时动态加载的，还是在编译时静态加载的。</text:span></text:p>
      <text:h text:style-name="P14" text:outline-level="5"><text:bookmark text:name="_Toc311642851"/><text:span text:style-name="T3">5.3</text:span><text:span text:style-name="T21">强制链接时使用静态链接库</text:span></text:h>
      <text:p text:style-name="P9"><text:span text:style-name="T22">默认情况下， </text:span><text:span text:style-name="T5">GCC</text:span><text:span text:style-name="T22">在链接时优先使用动态链接库，只有当动态链接库不存在时才考虑使用静态链接库，如果需要的话可以在编译时加上</text:span><text:span text:style-name="T5">-</text:span><text:soft-page-break/><text:span text:style-name="T5">static</text:span><text:span text:style-name="T22">选项，强制使用静态链接库。</text:span></text:p>
      <text:p text:style-name="P9"><text:span text:style-name="T22">在</text:span><text:span text:style-name="T5">/usr/dev/mysql/lib</text:span><text:span text:style-name="T22">目录下有链接时所需要的库文件</text:span><text:span text:style-name="T5">libmysqlclient.so</text:span><text:span text:style-name="T22">和</text:span><text:span text:style-name="T5">libmysqlclient.a</text:span><text:span text:style-name="T22">，为了让</text:span><text:span text:style-name="T5">GCC</text:span><text:span text:style-name="T22">在链接时只用到静态链接库，可以使用下面的命令</text:span><text:span text:style-name="T5">:</text:span></text:p>
      <text:p text:style-name="P27">gcc –L /usr/dev/mysql/lib –<text:span text:style-name="T30">static</text:span> –lmysqlclient test.o –o test</text:p>
      <text:p text:style-name="P5"><text:line-break/><text:span text:style-name="T39">静态库链接时搜索路径顺序：</text:span></text:p>
      <text:p text:style-name="P9"><text:span text:style-name="T5">1. ld</text:span><text:span text:style-name="T22">会去找</text:span><text:span text:style-name="T5">GCC</text:span><text:span text:style-name="T22">命令中的参数</text:span><text:span text:style-name="T5">-L<text:line-break/>2. </text:span><text:span text:style-name="T22">再找</text:span><text:span text:style-name="T5">gcc</text:span><text:span text:style-name="T22">的环境变量</text:span><text:span text:style-name="T5">LIBRARY_PATH<text:line-break/>3. </text:span><text:span text:style-name="T22">再找内定目录 </text:span><text:span text:style-name="T5">/lib /usr/lib /usr/local/lib </text:span><text:span text:style-name="T22">这是当初</text:span><text:span text:style-name="T5">compile gcc</text:span><text:span text:style-name="T22">时写在程序内的</text:span></text:p>
      <text:p text:style-name="P9"><text:span text:style-name="T22">动态链接时、执行时搜索路径顺序</text:span><text:span text:style-name="T5">:</text:span></text:p>
      <text:p text:style-name="P9"><text:span text:style-name="T5">1. </text:span><text:span text:style-name="T22">编译目标代码时指定的动态库搜索路径</text:span><text:span text:style-name="T5"><text:line-break/>2. </text:span><text:span text:style-name="T22">环境变量</text:span><text:span text:style-name="T5">LD_LIBRARY_PATH</text:span><text:span text:style-name="T22">指定的动态库搜索路径</text:span><text:span text:style-name="T5"><text:line-break/>3. </text:span><text:span text:style-name="T22">配置文件</text:span><text:span text:style-name="T5">/etc/ld.so.conf</text:span><text:span text:style-name="T22">中指定的动态库搜索路径</text:span><text:span text:style-name="T5"><text:line-break/>4. </text:span><text:span text:style-name="T22">默认的动态库搜索路径</text:span><text:span text:style-name="T5">/lib<text:line-break/>5. </text:span><text:span text:style-name="T22">默认的动态库搜索路径</text:span><text:span text:style-name="T5">/usr/lib</text:span></text:p>
      <text:p text:style-name="P9"><text:span text:style-name="T22">有关环境变量：</text:span><text:span text:style-name="T5"><text:line-break/>LIBRARY_PATH</text:span><text:span text:style-name="T22">环境变量：指定程序静态链接库文件搜索路径</text:span><text:span text:style-name="T5"><text:line-break/>LD_LIBRARY_PATH</text:span><text:span text:style-name="T22">环境变量：指定程序动态链接库文件搜索路径</text:span></text:p>
      <text:p text:style-name="P5"><text:span text:style-name="T39"/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Verdana" svg:font-family="Verdana, Geneva, Arial, Helvetica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0:32:57.658621157</meta:creation-date>
    <dc:date>2015-09-17T10:40:09.577384843</dc:date>
    <meta:editing-duration>PT7M12S</meta:editing-duration>
    <meta:editing-cycles>1</meta:editing-cycles>
    <meta:document-statistic meta:table-count="0" meta:image-count="0" meta:object-count="0" meta:page-count="5" meta:paragraph-count="69" meta:word-count="2049" meta:character-count="3277" meta:non-whitespace-character-count="3123"/>
    <meta:generator>LibreOffice/4.4.2.2$Linux_X86_64 LibreOffice_project/40m0$Build-2</meta:generator>
  </office:meta>
</office:document-meta>
</file>